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9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9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9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1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2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2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2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3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3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3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3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4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4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4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4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4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5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5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5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5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5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5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5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5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5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5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7.0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29:41.940397125</meta:creation-date>
    <dc:date>2021-12-10T11:31:04.054944557</dc:date>
    <meta:editing-duration>PT1M22S</meta:editing-duration>
    <meta:editing-cycles>1</meta:editing-cycles>
    <meta:document-statistic meta:table-count="1" meta:cell-count="264" meta:object-count="0"/>
    <meta:generator>LibreOffice/6.4.7.2$Linux_X86_64 LibreOffice_project/40$Build-2</meta:generator>
  </office:meta>
</office:document-meta>
</file>